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helvetica, sans-serif"/>
    <style:font-face style:name="franklin-gothic-urw" svg:font-family="franklin-gothic-urw, sans-serif"/>
    <style:font-face style:name="inherit" svg:font-family="inheri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6f4b1"/>
    </style:style>
    <style:style style:name="P2" style:family="paragraph" style:parent-style-name="Text_20_body">
      <style:text-properties officeooo:rsid="0008b7b9" officeooo:paragraph-rsid="0008b7b9"/>
    </style:style>
    <style:style style:name="P3" style:family="paragraph" style:parent-style-name="Text_20_body">
      <style:text-properties officeooo:rsid="003563f6" officeooo:paragraph-rsid="003563f6"/>
    </style:style>
    <style:style style:name="P4" style:family="paragraph" style:parent-style-name="Text_20_body">
      <style:text-properties officeooo:rsid="0037f9e4" officeooo:paragraph-rsid="0037f9e4"/>
    </style:style>
    <style:style style:name="P5" style:family="paragraph" style:parent-style-name="Text_20_body">
      <style:text-properties style:font-name="Liberation Sans" style:font-name-asian="Noto Sans CJK SC Regular" style:font-name-complex="FreeSans"/>
    </style:style>
    <style:style style:name="P6" style:family="paragraph" style:parent-style-name="Text_20_body" style:list-style-name="L1">
      <style:text-properties officeooo:paragraph-rsid="00177e89"/>
    </style:style>
    <style:style style:name="P7" style:family="paragraph" style:parent-style-name="Text_20_body" style:list-style-name="L1">
      <style:text-properties officeooo:paragraph-rsid="0012417c"/>
    </style:style>
    <style:style style:name="P8" style:family="paragraph" style:parent-style-name="Text_20_body" style:list-style-name="L1">
      <style:text-properties officeooo:paragraph-rsid="0042cef1"/>
    </style:style>
    <style:style style:name="P9" style:family="paragraph" style:parent-style-name="Text_20_body" style:list-style-name="L1">
      <style:text-properties officeooo:paragraph-rsid="0006f4b1"/>
    </style:style>
    <style:style style:name="P10" style:family="paragraph" style:parent-style-name="Text_20_body" style:list-style-name="L1">
      <style:text-properties officeooo:rsid="000da88a" officeooo:paragraph-rsid="000da88a"/>
    </style:style>
    <style:style style:name="P11" style:family="paragraph" style:parent-style-name="Text_20_body" style:list-style-name="L1">
      <style:text-properties officeooo:rsid="0012417c" officeooo:paragraph-rsid="0012417c"/>
    </style:style>
    <style:style style:name="P12" style:family="paragraph" style:parent-style-name="Text_20_body" style:list-style-name="L1">
      <style:text-properties officeooo:rsid="0019402d" officeooo:paragraph-rsid="0019402d"/>
    </style:style>
    <style:style style:name="P13" style:family="paragraph" style:parent-style-name="Text_20_body" style:list-style-name="L1">
      <style:text-properties officeooo:rsid="00110884" officeooo:paragraph-rsid="00110884"/>
    </style:style>
    <style:style style:name="P14" style:family="paragraph" style:parent-style-name="Text_20_body" style:list-style-name="L1">
      <style:text-properties officeooo:rsid="00110884" officeooo:paragraph-rsid="004049fe"/>
    </style:style>
    <style:style style:name="P15" style:family="paragraph" style:parent-style-name="Text_20_body" style:list-style-name="L1">
      <style:text-properties officeooo:rsid="001366ad" officeooo:paragraph-rsid="001366ad"/>
    </style:style>
    <style:style style:name="P16" style:family="paragraph" style:parent-style-name="Text_20_body" style:list-style-name="L1">
      <style:text-properties officeooo:rsid="00147616" officeooo:paragraph-rsid="00147616"/>
    </style:style>
    <style:style style:name="P17" style:family="paragraph" style:parent-style-name="Text_20_body" style:list-style-name="L1">
      <style:text-properties officeooo:rsid="00177e89" officeooo:paragraph-rsid="00177e89"/>
    </style:style>
    <style:style style:name="P18" style:family="paragraph" style:parent-style-name="Text_20_body" style:list-style-name="L1">
      <style:text-properties style:font-name="Liberation Serif" fo:font-size="12pt" officeooo:rsid="00177e89" officeooo:paragraph-rsid="00177e89" style:font-size-asian="12pt" style:font-size-complex="12pt"/>
    </style:style>
    <style:style style:name="P19" style:family="paragraph" style:parent-style-name="Text_20_body" style:list-style-name="L1">
      <style:text-properties style:font-name="Liberation Serif" fo:font-size="12pt" officeooo:rsid="003c120d" officeooo:paragraph-rsid="003c120d" style:font-size-asian="12pt" style:font-size-complex="12pt"/>
    </style:style>
    <style:style style:name="P20" style:family="paragraph" style:parent-style-name="Text_20_body" style:list-style-name="L1">
      <style:text-properties officeooo:rsid="00293674" officeooo:paragraph-rsid="00293674"/>
    </style:style>
    <style:style style:name="P21" style:family="paragraph" style:parent-style-name="Text_20_body" style:list-style-name="L1">
      <style:text-properties officeooo:rsid="0028112f" officeooo:paragraph-rsid="0028112f"/>
    </style:style>
    <style:style style:name="P22" style:family="paragraph" style:parent-style-name="Text_20_body" style:list-style-name="L1">
      <style:text-properties officeooo:rsid="003c120d" officeooo:paragraph-rsid="003c120d"/>
    </style:style>
    <style:style style:name="P23" style:family="paragraph" style:parent-style-name="Text_20_body" style:list-style-name="L1">
      <style:text-properties officeooo:rsid="003c76d7" officeooo:paragraph-rsid="003c76d7"/>
    </style:style>
    <style:style style:name="P24" style:family="paragraph" style:parent-style-name="Text_20_body" style:list-style-name="L1">
      <style:text-properties fo:color="#000000" style:font-name="Liberation Serif" fo:font-size="12pt" officeooo:rsid="003c120d" officeooo:paragraph-rsid="003c120d" style:font-size-asian="12pt" style:font-size-complex="12pt"/>
    </style:style>
    <style:style style:name="P25" style:family="paragraph" style:parent-style-name="Text_20_body" style:list-style-name="L1">
      <style:text-properties fo:color="#000000" style:font-name="Liberation Serif" fo:font-size="12pt" officeooo:rsid="003c120d" officeooo:paragraph-rsid="004049fe" style:font-size-asian="12pt" style:font-size-complex="12pt"/>
    </style:style>
    <style:style style:name="P26" style:family="paragraph" style:parent-style-name="Text_20_body" style:list-style-name="L1">
      <style:text-properties fo:font-variant="normal" fo:text-transform="none" fo:color="#000000" style:font-name="Liberation Serif" fo:font-size="12pt" fo:letter-spacing="normal" fo:font-style="normal" fo:font-weight="normal" officeooo:rsid="003c120d" officeooo:paragraph-rsid="003c120d" style:font-size-asian="12pt" style:font-size-complex="12pt"/>
    </style:style>
    <style:style style:name="P27" style:family="paragraph" style:parent-style-name="Text_20_body" style:list-style-name="L7">
      <style:text-properties fo:font-variant="normal" fo:text-transform="none" fo:color="#1d1c1d" style:font-name="Liberation Sans" fo:font-size="11.25pt" fo:letter-spacing="normal" fo:font-style="normal" fo:font-weight="normal" officeooo:paragraph-rsid="003a65bb" style:font-name-asian="Noto Sans CJK SC Regular" style:font-name-complex="FreeSans"/>
    </style:style>
    <style:style style:name="P28" style:family="paragraph" style:parent-style-name="Text_20_body" style:list-style-name="L2">
      <style:text-properties officeooo:rsid="0029f00c" officeooo:paragraph-rsid="0029f00c"/>
    </style:style>
    <style:style style:name="P29" style:family="paragraph" style:parent-style-name="Text_20_body" style:list-style-name="L3"/>
    <style:style style:name="P30" style:family="paragraph" style:parent-style-name="Text_20_body" style:list-style-name="L3">
      <style:text-properties officeooo:paragraph-rsid="0006f4b1"/>
    </style:style>
    <style:style style:name="P31" style:family="paragraph" style:parent-style-name="Text_20_body" style:list-style-name="L3">
      <style:text-properties officeooo:paragraph-rsid="001ecfa2"/>
    </style:style>
    <style:style style:name="P32" style:family="paragraph" style:parent-style-name="Text_20_body" style:list-style-name="L3">
      <style:text-properties officeooo:paragraph-rsid="0031bb95"/>
    </style:style>
    <style:style style:name="P33" style:family="paragraph" style:parent-style-name="Text_20_body" style:list-style-name="L3">
      <style:text-properties officeooo:paragraph-rsid="00322546"/>
    </style:style>
    <style:style style:name="P34" style:family="paragraph" style:parent-style-name="Text_20_body" style:list-style-name="L3">
      <style:text-properties officeooo:paragraph-rsid="002d84d5"/>
    </style:style>
    <style:style style:name="P35" style:family="paragraph" style:parent-style-name="Text_20_body" style:list-style-name="L3">
      <style:text-properties officeooo:rsid="001ecfa2" officeooo:paragraph-rsid="001ecfa2"/>
    </style:style>
    <style:style style:name="P36" style:family="paragraph" style:parent-style-name="Text_20_body" style:list-style-name="L3">
      <style:text-properties officeooo:rsid="00216b55" officeooo:paragraph-rsid="0022e5c2"/>
    </style:style>
    <style:style style:name="P37" style:family="paragraph" style:parent-style-name="Text_20_body" style:list-style-name="L3">
      <style:text-properties officeooo:rsid="0006f4b1" officeooo:paragraph-rsid="0031bb95"/>
    </style:style>
    <style:style style:name="P38" style:family="paragraph" style:parent-style-name="Text_20_body" style:list-style-name="L3">
      <style:text-properties officeooo:rsid="0006f4b1" officeooo:paragraph-rsid="0029f00c"/>
    </style:style>
    <style:style style:name="P39" style:family="paragraph" style:parent-style-name="Text_20_body" style:list-style-name="L3">
      <style:text-properties officeooo:rsid="0022e5c2" officeooo:paragraph-rsid="0022e5c2"/>
    </style:style>
    <style:style style:name="P40" style:family="paragraph" style:parent-style-name="Text_20_body" style:list-style-name="L3">
      <style:text-properties officeooo:rsid="00300417" officeooo:paragraph-rsid="00300417"/>
    </style:style>
    <style:style style:name="P41" style:family="paragraph" style:parent-style-name="Text_20_body" style:list-style-name="L3">
      <style:text-properties officeooo:rsid="000b5dce" officeooo:paragraph-rsid="002d84d5"/>
    </style:style>
    <style:style style:name="P42" style:family="paragraph" style:parent-style-name="Text_20_body" style:list-style-name="L3">
      <style:text-properties officeooo:rsid="000ac5b3" officeooo:paragraph-rsid="002d84d5"/>
    </style:style>
    <style:style style:name="P43" style:family="paragraph" style:parent-style-name="Text_20_body" style:list-style-name="L6">
      <style:text-properties officeooo:rsid="000ac5b3" officeooo:paragraph-rsid="000ac5b3"/>
    </style:style>
    <style:style style:name="P44" style:family="paragraph" style:parent-style-name="Text_20_body" style:list-style-name="L4">
      <style:text-properties officeooo:rsid="0008b7b9" officeooo:paragraph-rsid="0008b7b9"/>
    </style:style>
    <style:style style:name="P45" style:family="paragraph" style:parent-style-name="Text_20_body" style:list-style-name="L5">
      <style:text-properties officeooo:rsid="003563f6" officeooo:paragraph-rsid="003563f6"/>
    </style:style>
    <style:style style:name="P46" style:family="paragraph" style:parent-style-name="Text_20_body" style:list-style-name="L6">
      <style:text-properties officeooo:rsid="003563f6" officeooo:paragraph-rsid="003563f6"/>
    </style:style>
    <style:style style:name="P47" style:family="paragraph" style:parent-style-name="Text_20_body" style:list-style-name="L6">
      <style:text-properties officeooo:rsid="000c672d" officeooo:paragraph-rsid="00097cf4"/>
    </style:style>
    <style:style style:name="P48" style:family="paragraph" style:parent-style-name="Text_20_body" style:list-style-name="L6">
      <style:text-properties officeooo:rsid="003ab6e4" officeooo:paragraph-rsid="003ab6e4"/>
    </style:style>
    <style:style style:name="P49" style:family="paragraph" style:parent-style-name="Text_20_body" style:list-style-name="L6">
      <style:text-properties officeooo:rsid="00390f1a" officeooo:paragraph-rsid="00390f1a"/>
    </style:style>
    <style:style style:name="P50" style:family="paragraph" style:parent-style-name="Text_20_body" style:list-style-name="L6">
      <style:text-properties officeooo:rsid="0037f9e4" officeooo:paragraph-rsid="0037f9e4"/>
    </style:style>
    <style:style style:name="P51" style:family="paragraph" style:parent-style-name="Text_20_body" style:list-style-name="L6">
      <style:text-properties officeooo:rsid="000f636a" officeooo:paragraph-rsid="000f636a"/>
    </style:style>
    <style:style style:name="P52" style:family="paragraph" style:parent-style-name="Text_20_body" style:list-style-name="L6">
      <style:text-properties officeooo:rsid="0025e879" officeooo:paragraph-rsid="0025e879"/>
    </style:style>
    <style:style style:name="P53" style:family="paragraph" style:parent-style-name="Text_20_body" style:list-style-name="L7">
      <style:text-properties officeooo:paragraph-rsid="003a65bb"/>
    </style:style>
    <style:style style:name="P54" style:family="paragraph" style:parent-style-name="Text_20_body" style:list-style-name="L1">
      <style:text-properties officeooo:rsid="0042cef1" officeooo:paragraph-rsid="0042cef1"/>
    </style:style>
    <style:style style:name="P55" style:family="paragraph" style:parent-style-name="Text_20_body" style:list-style-name="L3">
      <style:text-properties style:font-name="Liberation Serif" fo:font-size="12pt" officeooo:rsid="0022e5c2" officeooo:paragraph-rsid="0022e5c2" style:font-size-asian="12pt" style:font-size-complex="12pt"/>
    </style:style>
    <style:style style:name="P56" style:family="paragraph" style:parent-style-name="Text_20_body" style:list-style-name="L3">
      <style:text-properties style:font-name="Liberation Serif" fo:font-size="12pt" officeooo:rsid="00300417" officeooo:paragraph-rsid="00300417" style:font-size-asian="12pt" style:font-size-complex="12pt"/>
    </style:style>
    <style:style style:name="P57" style:family="paragraph" style:parent-style-name="Text_20_body" style:list-style-name="L3">
      <style:text-properties officeooo:rsid="0042f7ad" officeooo:paragraph-rsid="0042f7ad"/>
    </style:style>
    <style:style style:name="P58" style:family="paragraph" style:parent-style-name="Text_20_body" style:list-style-name="L6">
      <style:paragraph-properties fo:margin-top="0in" fo:margin-bottom="0.0972in" loext:contextual-spacing="false"/>
      <style:text-properties officeooo:rsid="000f636a" officeooo:paragraph-rsid="000f636a"/>
    </style:style>
    <style:style style:name="P59" style:family="paragraph" style:parent-style-name="Heading_20_1">
      <style:text-properties officeooo:rsid="0006f4b1" officeooo:paragraph-rsid="0006f4b1"/>
    </style:style>
    <style:style style:name="P60" style:family="paragraph" style:parent-style-name="Heading_20_1" style:list-style-name=""/>
    <style:style style:name="P61" style:family="paragraph" style:parent-style-name="Heading_20_1" style:list-style-name="">
      <style:text-properties officeooo:paragraph-rsid="0006f4b1"/>
    </style:style>
    <style:style style:name="P62" style:family="paragraph" style:parent-style-name="Heading_20_1" style:list-style-name="">
      <style:text-properties officeooo:rsid="000ac5b3"/>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rsid="0006f4b1" officeooo:paragraph-rsid="0006f4b1"/>
    </style:style>
    <style:style style:name="P65" style:family="paragraph" style:parent-style-name="Heading_20_1" style:list-style-name="L3">
      <style:paragraph-properties fo:break-before="page"/>
      <style:text-properties officeooo:paragraph-rsid="002d84d5"/>
    </style:style>
    <style:style style:name="P66" style:family="paragraph" style:parent-style-name="Heading_20_1">
      <style:paragraph-properties fo:break-before="page" fo:keep-with-next="always"/>
      <style:text-properties style:font-name="Liberation Sans" style:font-name-asian="Noto Sans CJK SC Regular" style:font-name-complex="FreeSans"/>
    </style:style>
    <style:style style:name="T1" style:family="text">
      <style:text-properties officeooo:rsid="0006f4b1"/>
    </style:style>
    <style:style style:name="T2" style:family="text">
      <style:text-properties officeooo:rsid="000c672d"/>
    </style:style>
    <style:style style:name="T3" style:family="text">
      <style:text-properties officeooo:rsid="00110884"/>
    </style:style>
    <style:style style:name="T4" style:family="text">
      <style:text-properties officeooo:rsid="001366ad"/>
    </style:style>
    <style:style style:name="T5" style:family="text">
      <style:text-properties officeooo:rsid="0016e282"/>
    </style:style>
    <style:style style:name="T6" style:family="text">
      <style:text-properties fo:font-variant="normal" fo:text-transform="none" fo:color="#46545c" fo:letter-spacing="normal" fo:font-style="normal" fo:font-weight="normal"/>
    </style:style>
    <style:style style:name="T7" style:family="text">
      <style:text-properties fo:font-variant="normal" fo:text-transform="none" fo:color="#46545c" fo:letter-spacing="normal" fo:font-style="normal" fo:font-weight="normal" officeooo:rsid="003c120d" style:font-size-asian="12pt" style:font-size-complex="12pt"/>
    </style:style>
    <style:style style:name="T8" style:family="text">
      <style:text-properties fo:font-variant="normal" fo:text-transform="none" fo:color="#46545c" style:font-name="Liberation Serif" fo:font-size="12pt" fo:letter-spacing="normal" fo:font-style="normal" fo:font-weight="normal" style:font-size-asian="12pt" style:font-size-complex="12pt"/>
    </style:style>
    <style:style style:name="T9" style:family="text">
      <style:text-properties fo:font-variant="normal" fo:text-transform="none" fo:color="#46545c" style:font-name="Liberation Serif" fo:font-size="12pt" fo:letter-spacing="normal" fo:font-style="normal" fo:font-weight="normal" officeooo:rsid="0012417c" style:font-size-asian="12pt" style:font-size-complex="12pt"/>
    </style:style>
    <style:style style:name="T10" style:family="text">
      <style:text-properties fo:font-variant="normal" fo:text-transform="none" fo:color="#46545c" style:font-name="Liberation Serif" fo:font-size="12pt" fo:letter-spacing="normal" fo:font-style="normal" fo:font-weight="normal" officeooo:rsid="002edc1a" style:font-size-asian="12pt" style:font-size-complex="12pt"/>
    </style:style>
    <style:style style:name="T11" style:family="text">
      <style:text-properties fo:font-variant="normal" fo:text-transform="none" fo:color="#46545c" style:font-name="Liberation Serif" fo:font-size="12pt" fo:letter-spacing="normal" fo:font-style="normal" fo:font-weight="normal" officeooo:rsid="00322546" style:font-size-asian="12pt" style:font-size-complex="12pt"/>
    </style:style>
    <style:style style:name="T12" style:family="text">
      <style:text-properties fo:font-variant="normal" fo:text-transform="none" fo:color="#46545c" style:font-name="Liberation Serif" fo:font-size="12pt" fo:letter-spacing="normal" fo:font-style="normal" fo:font-weight="normal" officeooo:rsid="0022e5c2" style:font-size-asian="12pt" style:font-size-complex="12pt"/>
    </style:style>
    <style:style style:name="T13" style:family="text">
      <style:text-properties fo:font-variant="normal" fo:text-transform="none" fo:color="#46545c" style:font-name="Liberation Serif" fo:font-size="12pt" fo:letter-spacing="normal" fo:font-style="normal" fo:font-weight="normal" officeooo:rsid="0031bb95" style:font-size-asian="12pt" style:font-size-complex="12pt"/>
    </style:style>
    <style:style style:name="T14" style:family="text">
      <style:text-properties fo:font-variant="normal" fo:text-transform="none" fo:color="#46545c" style:font-name="Liberation Serif" fo:font-size="12pt" fo:letter-spacing="normal" fo:font-style="normal" fo:font-weight="normal" officeooo:rsid="0006f4b1" style:font-size-asian="12pt" style:font-size-complex="12pt"/>
    </style:style>
    <style:style style:name="T15" style:family="text">
      <style:text-properties fo:font-variant="normal" fo:text-transform="none" fo:color="#46545c" style:font-name="Liberation Serif" fo:font-size="12pt" fo:letter-spacing="normal" fo:font-style="normal" fo:font-weight="normal" officeooo:rsid="0033c582" style:font-size-asian="12pt" style:font-size-complex="12pt"/>
    </style:style>
    <style:style style:name="T16" style:family="text">
      <style:text-properties fo:font-variant="normal" fo:text-transform="none" fo:color="#46545c" style:font-name="Liberation Serif" fo:font-size="12pt" fo:letter-spacing="normal" fo:font-style="normal" fo:font-weight="normal" officeooo:rsid="00177e89" style:font-size-asian="12pt" style:font-size-complex="12pt"/>
    </style:style>
    <style:style style:name="T17" style:family="text">
      <style:text-properties fo:font-variant="normal" fo:text-transform="none" fo:color="#46545c" style:font-name="Liberation Serif"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46545c" style:font-name="Liberation Serif" fo:font-size="12pt" fo:letter-spacing="normal" fo:font-style="normal" fo:font-weight="normal" officeooo:rsid="001c0d55" style:font-size-asian="12pt" style:font-weight-asian="normal" style:font-size-complex="12pt" style:font-weight-complex="normal"/>
    </style:style>
    <style:style style:name="T19" style:family="text">
      <style:text-properties fo:font-variant="normal" fo:text-transform="none" fo:color="#1d1d1d" style:font-name="Liberation Serif" fo:font-size="12pt" fo:letter-spacing="normal" fo:font-style="normal" fo:font-weight="normal" style:font-size-asian="12pt" style:font-size-complex="12pt"/>
    </style:style>
    <style:style style:name="T20" style:family="text">
      <style:text-properties fo:font-variant="normal" fo:text-transform="none" fo:color="#1d1d1d" style:font-name="Liberation Serif" fo:font-size="12pt" fo:letter-spacing="normal" fo:font-style="normal" fo:font-weight="normal" officeooo:rsid="001ecfa2" style:font-size-asian="12pt" style:font-size-complex="12pt"/>
    </style:style>
    <style:style style:name="T21" style:family="text">
      <style:text-properties fo:font-variant="normal" fo:text-transform="none" fo:color="#1d1d1d" style:font-name="Liberation Serif" fo:font-size="12pt" fo:letter-spacing="normal" fo:font-style="normal" fo:font-weight="normal" officeooo:rsid="0022e5c2" style:font-size-asian="12pt" style:font-size-complex="12pt"/>
    </style:style>
    <style:style style:name="T22" style:family="text">
      <style:text-properties fo:font-variant="normal" fo:text-transform="none" fo:color="#1d1d1d" style:font-name="Liberation Serif" fo:font-size="12pt" fo:letter-spacing="normal" fo:font-style="normal" fo:font-weight="normal" officeooo:rsid="00245e88" style:font-size-asian="12pt" style:font-size-complex="12pt"/>
    </style:style>
    <style:style style:name="T23" style:family="text">
      <style:text-properties fo:font-variant="normal" fo:text-transform="none" fo:color="#000000" fo:letter-spacing="normal" fo:font-style="normal" fo:font-weight="normal"/>
    </style:style>
    <style:style style:name="T24" style:family="text">
      <style:text-properties fo:font-variant="normal" fo:text-transform="none" fo:color="#000000" fo:letter-spacing="normal" fo:font-style="normal" fo:font-weight="normal" loext:padding="0in" loext:border="none"/>
    </style:style>
    <style:style style:name="T25" style:family="text">
      <style:text-properties fo:font-variant="normal" fo:text-transform="none" fo:color="#000000" style:font-name="arial" fo:font-size="9.75pt" fo:letter-spacing="normal" fo:font-style="normal" fo:font-weight="normal"/>
    </style:style>
    <style:style style:name="T26" style:family="text">
      <style:text-properties fo:font-variant="normal" fo:text-transform="none" fo:color="#000000" style:font-name="arial" fo:font-size="9.75pt" fo:letter-spacing="normal" fo:font-style="normal" fo:font-weight="normal" officeooo:rsid="0012417c"/>
    </style:style>
    <style:style style:name="T27" style:family="text">
      <style:text-properties fo:font-variant="normal" fo:text-transform="none" fo:color="#000000" fo:font-size="9.75pt" fo:letter-spacing="normal" fo:font-style="normal" fo:font-weight="normal"/>
    </style:style>
    <style:style style:name="T28" style:family="text">
      <style:text-properties fo:font-variant="normal" fo:text-transform="none" fo:color="#666666" style:text-line-through-style="none" style:text-line-through-type="none" style:font-name="arial" fo:font-size="9.75pt" fo:letter-spacing="normal" fo:font-style="normal" style:text-underline-style="none" fo:font-weight="normal" style:text-blinking="false"/>
    </style:style>
    <style:style style:name="T29" style:family="text">
      <style:text-properties fo:font-variant="normal" fo:text-transform="none" fo:color="#666666" style:text-line-through-style="none" style:text-line-through-type="none" style:font-name="arial" fo:font-size="9.75pt" fo:letter-spacing="normal" fo:font-style="normal" style:text-underline-style="none" fo:font-weight="normal" officeooo:rsid="0012417c" style:text-blinking="false"/>
    </style:style>
    <style:style style:name="T30" style:family="text">
      <style:text-properties fo:font-variant="normal" fo:text-transform="none" fo:color="#666666" style:text-line-through-style="none" style:text-line-through-type="none" style:font-name="arial" fo:font-size="9.75pt" fo:letter-spacing="normal" fo:font-style="normal" style:text-underline-style="none" fo:font-weight="normal" officeooo:rsid="0042cef1" style:text-blinking="false"/>
    </style:style>
    <style:style style:name="T31" style:family="text">
      <style:text-properties officeooo:rsid="000b5dce"/>
    </style:style>
    <style:style style:name="T32" style:family="text">
      <style:text-properties officeooo:rsid="00177e89"/>
    </style:style>
    <style:style style:name="T33" style:family="text">
      <style:text-properties officeooo:rsid="001a10c8"/>
    </style:style>
    <style:style style:name="T34" style:family="text">
      <style:text-properties officeooo:rsid="001db6ec"/>
    </style:style>
    <style:style style:name="T35" style:family="text">
      <style:text-properties officeooo:rsid="001ecfa2"/>
    </style:style>
    <style:style style:name="T36" style:family="text">
      <style:text-properties officeooo:rsid="0022e5c2"/>
    </style:style>
    <style:style style:name="T37" style:family="text">
      <style:text-properties officeooo:rsid="002339a0"/>
    </style:style>
    <style:style style:name="T38" style:family="text">
      <style:text-properties officeooo:rsid="0026de4b"/>
    </style:style>
    <style:style style:name="T39" style:family="text">
      <style:text-properties officeooo:rsid="0029f00c"/>
    </style:style>
    <style:style style:name="T40" style:family="text">
      <style:text-properties officeooo:rsid="002b0dd2"/>
    </style:style>
    <style:style style:name="T41" style:family="text">
      <style:text-properties officeooo:rsid="0025e879"/>
    </style:style>
    <style:style style:name="T42" style:family="text">
      <style:text-properties style:font-name="Liberation Serif" fo:font-size="12pt" officeooo:rsid="0025e879" style:font-size-asian="12pt" style:font-size-complex="12pt"/>
    </style:style>
    <style:style style:name="T43" style:family="text">
      <style:text-properties officeooo:rsid="00245e88"/>
    </style:style>
    <style:style style:name="T44" style:family="text">
      <style:text-properties officeooo:rsid="0031bb95"/>
    </style:style>
    <style:style style:name="T45" style:family="text">
      <style:text-properties officeooo:rsid="00367c65"/>
    </style:style>
    <style:style style:name="T46" style:family="text">
      <style:text-properties style:text-position="super 58%"/>
    </style:style>
    <style:style style:name="T47" style:family="text">
      <style:text-properties style:font-name="Liberation Sans" style:font-name-asian="Noto Sans CJK SC Regular" style:font-name-complex="FreeSans"/>
    </style:style>
    <style:style style:name="T48" style:family="text">
      <style:text-properties style:font-name="Liberation Sans" officeooo:rsid="003a65bb" style:font-name-asian="Noto Sans CJK SC Regular" style:font-name-complex="FreeSans"/>
    </style:style>
    <style:style style:name="T49" style:family="text">
      <style:text-properties fo:font-style="normal" fo:font-weight="normal"/>
    </style:style>
    <style:style style:name="T50" style:family="text">
      <style:text-properties officeooo:rsid="0012417c"/>
    </style:style>
    <style:style style:name="T51" style:family="text">
      <style:text-properties officeooo:rsid="0042f7a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lurm</text:p>
      <text:p text:style-name="Text_20_body"/>
      <text:h text:style-name="P59" text:outline-level="1">hard<text:span text:style-name="T3">ware</text:span> and system configuration:</text:h>
      <text:p text:style-name="P1"/>
      <text:list xml:id="list187776621501604151" text:style-name="L1">
        <text:list-item>
          <text:p text:style-name="P10">Munge:</text:p>
          <text:p text:style-name="P11">MUNGE is an authentication service for creating and validating credentials. It allows a process to authenticate the UID and GID of another local or remote process within a group of hosts having common users and groups. <text:span text:style-name="T5">It’s necessary for Slurm to use Munge to communicate between the controllers and the compute nodes.</text:span></text:p>
        </text:list-item>
        <text:list-item>
          <text:p text:style-name="P11">Database:</text:p>
          <text:p text:style-name="P12">slurm uses the mysql/Mariadb as the backend to store the data. The data is maintained in term of the user name (for the database column is unique, so the user name should be in column). User name should be unique, and it’s same all of slurm system <text:span text:style-name="T33">(all of user information is stored in LDAP)</text:span>.</text:p>
        </text:list-item>
        <text:list-item>
          <text:p text:style-name="P13">compute nodes:</text:p>
          <text:p text:style-name="P11">slurm monitors the available computing resources in ACCRE. Usually the computing resources we mean compute nodes. These compute nodes are invisible to the user. User must submit jobs to the slurm, and slurm push the jobs to the compute nodes.</text:p>
          <text:p text:style-name="P11">Because slurm uses RPC for passing the message, so there’s a daemon in compute nodes waiting for controller’s message so that to run the job. This is done also by the RPC. <text:span text:style-name="T34">Slurmctld will run these RPC.</text:span></text:p>
        </text:list-item>
        <text:list-item>
          <text:p text:style-name="P13">slurm controller:</text:p>
          <text:p text:style-name="P15">slurm controller is the center for the slurm. In ACCRE, we have two machines sched-1 and sched-2; they are rotating to be the master server for slurm controlling. <text:span text:style-name="T45">We can use the hostname sched-vip to log in the current active slurm controller.</text:span></text:p>
          <text:p text:style-name="P16">For sharing the same database for slurm, we use DRBD syncs the underlying block devices so that to keep the two database to be exactly same. <text:span text:style-name="T32">Keepalive service is used to rotate the two controllers and automatically do the backup service.</text:span></text:p>
        </text:list-item>
        <text:list-item>
          <text:p text:style-name="P15">fundamental daemons for slur<text:span text:style-name="T32">m:</text:span></text:p>
          <text:list>
            <text:list-item>
              <text:p text:style-name="P17"><text:soft-page-break/>Slurm DBD: slurm database daemon. For the whole slurm we only have one database daemon. Altough we may have multiple cluster (each cluster has its own slurmctld daemon). Slurm DBD is used to talk to the database and store the data into database.</text:p>
            </text:list-item>
            <text:list-item>
              <text:p text:style-name="P18">Slurmctld: <text:span text:style-name="T6">is the central management daemon of Slurm. It monitors all other Slurm daemons and resources, accepts work (jobs), and allocates resources to those jobs. </text:span></text:p>
            </text:list-item>
            <text:list-item>
              <text:p text:style-name="P6"><text:span text:style-name="T7">Slurmd:</text:span><text:span text:style-name="T16">Slurm daemon code to manage the compute server nodes including the execution of user applications.</text:span></text:p>
            </text:list-item>
          </text:list>
        </text:list-item>
        <text:list-item>
          <text:p text:style-name="P13">configuration file:</text:p>
          <text:p text:style-name="P20">all of machines share the same slurm configuration file, located at /etc/slurm.</text:p>
        </text:list-item>
        <text:list-item>
          <text:p text:style-name="P13">cgroup:</text:p>
          <text:p text:style-name="P21">cgroup is a feature provided by the RedHat Linux so that to show how much resources is consumed by the processes, and how to control it. <text:s/>Cgroup is used by the slurm to for resource control.</text:p>
          <text:p text:style-name="P21">The cgroup information is located in /sys/fs/cgroup. Every compute node (gateway) has this mount point, and slurm can read and parse cgroup information from this place, too. <text:s text:c="2"/></text:p>
        </text:list-item>
        <text:list-item>
          <text:p text:style-name="P13">RPC:</text:p>
          <text:p text:style-name="P11">Slurm uses RPCs (Remote Procedure Calls) to communicate between daemons and commands. <text:span text:style-name="T4">For example, from the compute nodes to the controller, from the gateway to controller etc.</text:span></text:p>
        </text:list-item>
        <text:list-item>
          <text:p text:style-name="P22">CFEngine:</text:p>
          <text:p text:style-name="P22">CFEngine works closely to propagate the changes of slurm onto all of compute nodes (configuration files, slurm rpm etc.) </text:p>
        </text:list-item>
        <text:list-item>
          <text:p text:style-name="P23">failover:</text:p>
          <text:p text:style-name="P19"><text:span text:style-name="T23">When the primary SLURM controller is unavailable, the backup controller transparently takes over. It queues data and when the primary head node becomes available, writes back any needed data and relinquishes control back. This just requires a</text:span><text:span text:style-name="T24"> </text:span><text:span text:style-name="T23">shared state directory.</text:span></text:p>
          <text:p text:style-name="P24">The following three settings enable HA in SLURM:</text:p>
          <text:p text:style-name="P24">BackupController=[backup name]</text:p>
          <text:p text:style-name="P24">BackupAddr=[backup address]</text:p>
          <text:p text:style-name="P24">StateSaveLocation=[shared directory]</text:p>
          <text:p text:style-name="P24"/>
          <text:p text:style-name="P24">The failover is automatic, you can also force a takeover: <text:span text:style-name="T49">scontrol takeover</text:span></text:p>
          <text:p text:style-name="P26"/>
        </text:list-item>
        <text:list-item>
          <text:p text:style-name="P14"><text:soft-page-break/>how to update slurm to a newer version:</text:p>
          <text:p text:style-name="P25"/>
        </text:list-item>
        <text:list-item>
          <text:p text:style-name="P25">How to restart the slurmdbd and slurmctld? Is there anything particular we need to pay attention, for example, in terms of keepalive? Is there any order when restart them, for example slurmctld first; then slurmdbd?</text:p>
          <text:p text:style-name="P11">As the names say, both slurmdbd and slurmctld are systemd services. As such when you want to restart them, you should do it as any other service via "systemctl restart &lt;service&gt;". If you do not want the primary to be switched over to the other server, you need to put it in maintenance mode first by creating /etc/keepalived/maintenance. Do not forget to remove it once you are done. As for the order, since slurmctld need to talk with slurmdbd in order to start, it is always recommended to start slurmdbd first.</text:p>
        </text:list-item>
        <text:list-item>
          <text:p text:style-name="P7"><text:span text:style-name="T26">How to update the slurm to a new version? Do you have a procedure to follow with?</text:span><text:span text:style-name="T50"><text:line-break/></text:span><text:span text:style-name="T26">Yes. You can find the documentation in the Wiki at </text:span><text:a xlink:type="simple" xlink:href="https://www.accre.vanderbilt.edu/wiki/Slurm#Slurm" text:style-name="Internet_20_link" text:visited-style-name="Visited_20_Internet_20_Link"><text:span text:style-name="T29">https://www.accre.vanderbilt.edu/wiki/Slurm#Slurm</text:span></text:a></text:p>
          <text:p text:style-name="P54"><text:span text:style-name="T29">T</text:span><text:span text:style-name="T28">his is also the procedure that we can follow:</text:span></text:p>
          <text:p text:style-name="P54"><text:span text:style-name="T28">1. On the secondary controller upgrade slurmdbd</text:span></text:p>
          <text:p text:style-name="P54"><text:span text:style-name="T28">2. Trigger a failover. The database will be upgraded accordingly</text:span></text:p>
          <text:p text:style-name="P54"><text:span text:style-name="T28">3. Upgrade slurmbdb and slurmctld in what is now the secondary controller</text:span></text:p>
          <text:p text:style-name="P54"><text:span text:style-name="T28">4. Trigger a failover</text:span></text:p>
          <text:p text:style-name="P54"><text:span text:style-name="T28">5. Upgrade slurmctld in what is now the secondary</text:span></text:p>
          <text:p text:style-name="P8"><text:span text:style-name="T30">6. Upgrade slurmd on the compute nodes</text:span></text:p>
          <text:p text:style-name="P8"><text:span text:style-name="T30"/></text:p>
        </text:list-item>
        <text:list-item>
          <text:p text:style-name="P9"><text:span text:style-name="T25">Whether the keepalive service rotates controller according to the time period, for example; like every 12 hours?</text:span><text:line-break/><text:span text:style-name="T25">No. Keepalive intervenes only upon failure of any critical component (slurmctld, slurmdbd, network)</text:span></text:p>
          <text:p text:style-name="P9"><text:span text:style-name="T25"/></text:p>
        </text:list-item>
        <text:list-item>
          <text:p text:style-name="P9"><text:span text:style-name="T25">Does sched-vip correspond to the service? Which box it’s located?<text:line-break/><text:line-break/>No. sched-vip is a DNS name for a virtual IP that points at the MAC address of the server (sched-1 or sched-2) that is currently acting as primary. The correct pointing of the virtual IP is done by keepalive.</text:span></text:p>
        </text:list-item>
      </text:list>
      <text:h text:style-name="P62" text:outline-level="1"/>
      <text:p text:style-name="P1"/>
      <text:h text:style-name="P61" text:outline-level="1"/>
      <text:h text:style-name="P64" text:outline-level="1">Important concepts:</text:h>
      <text:p text:style-name="P1"/>
      <text:list xml:id="list2846257302364155841" text:style-name="L2">
        <text:list-item>
          <text:p text:style-name="P28">Job: Each job is a request from a user for available resources on the compute nodes slurm manged to achieve some purpose.</text:p>
        </text:list-item>
      </text:list>
      <text:list xml:id="list8450598558081044065" text:style-name="L3">
        <text:list-item>
          <text:p text:style-name="P30"><text:span text:style-name="T1">slurm queue:</text:span> <text:span text:style-name="T35">All of pending and running jobs currently in slurm are organized together to form a queue. For pending jobs, all of slurm jobs are ranked according to the priority (the top one has the highest priority value).</text:span></text:p>
        </text:list-item>
        <text:list-item>
          <text:p text:style-name="P35">cluster: In ACCRE we only have one cluster – whose name is vampire. A cluster is a set of machines, who has one slurmctld, one sacctmgr to manage the accounts and groups.</text:p>
        </text:list-item>
        <text:list-item>
          <text:p text:style-name="P31"><text:span text:style-name="T1">Partition: </text:span><text:span text:style-name="T20">A partition can be thought of as a group of nodes/resources divided into possibly overlapping sets. Each partition can be considered as a job queue, each of which has an assortment of constraints such as job size limit, job time limit, users permitted to use it, etc. Priority-ordered jobs are allocated nodes within a partition until the resources (nodes, processors, memory, etc.)</text:span></text:p>
          <text:p text:style-name="P36"><text:span text:style-name="T20">c</text:span><text:span text:style-name="T19">urrently ACCRE has partitions like production, debug, </text:span><text:span text:style-name="T21">maxwell, turing,pascal etc.</text:span></text:p>
        </text:list-item>
        <text:list-item>
          <text:p text:style-name="P37">group, user <text:span text:style-name="T36">and account</text:span>: <text:span text:style-name="T36">the slurm database is organized in unit of user. Users form the group (usually in ACCRE you see the _lab, that is a group). Several groups can be formed into an “account”, or a group can be an account, too.</text:span></text:p>
        </text:list-item>
        <text:list-item>
          <text:p text:style-name="P37">association: <text:span text:style-name="T39">association can be recognized as fundamental unit in the slurm database. It’s a combination between the cluster, user, group and partition. The database in slurm stored based on the association, like the jobs history; resource usage etc. all stored against association. </text:span></text:p>
        </text:list-item>
        <text:list-item>
          <text:p text:style-name="P38"><text:span text:style-name="T21">fairshare: </text:span><text:span text:style-name="T22">account/group contribution to ACCRE. Usually one CPU core is one fairshare point, also we burst the limit (how much we burst) so that for better utilization. <text:s/></text:span></text:p>
          <text:p text:style-name="P39">The fairshare, <text:span text:style-name="T37">CPU limits etc.</text:span> for group <text:span text:style-name="T37">under same account </text:span>can be different. However, they can not exceed the account limit. <text:span text:style-name="T44">The fairshare has a fairshare factor contributing to compute the priority value. In ACCRE that’s the biggest influence in forming priority value.</text:span></text:p>
          <text:p text:style-name="P55"><text:span text:style-name="T23">The factors and the corresponding limits for each account are reported in the following Excel file in Box:</text:span><text:line-break/><text:span text:style-name="T23">ACCRE-Fairshare-and-Hardware-Owners/Cluster Fairshare &amp; Hardware/ClusterCommitments_current.xlsx</text:span></text:p>
          <text:p text:style-name="P32"><text:span text:style-name="T43">QOS: </text:span><text:span text:style-name="T12">One can specify a Quality of Service (QOS) for each job submitted to Slurm. </text:span><text:span text:style-name="T13">QOS is just a group limit (or reset value) added to the jobs. For example, some QOS can reset the priority value to make to job go with priority (lcgadmin). QOS has a factor in the priority calculation.</text:span></text:p>
        </text:list-item>
        <text:list-item>
          <text:p text:style-name="P29"><text:soft-page-break/><text:span text:style-name="T41">TRES:</text:span><text:span text:style-name="T42"> </text:span><text:span text:style-name="T8">A TRES is a resource that can be tracked for usage or used to enforce limits against. </text:span><text:span text:style-name="T10">For example, cpu, memory etc. In ACCRE according to the configuration it seems only the GPU (possible Intel MIC etc.) are tracked by the TRES. TRES are automatically set up in the database on the start of the slurmctld.</text:span></text:p>
        </text:list-item>
        <text:list-item>
          <text:p text:style-name="P33"><text:span text:style-name="T10">G</text:span><text:span text:style-name="T11">RES: This is generic resource scheduling. The generic resource covers things like GPU etc. It’s actually provided a management for the GPU resources etc. for the compute nodes. </text:span><text:a xlink:type="simple" xlink:href="https://slurm.schedmd.com/gres.html" text:style-name="Internet_20_link" text:visited-style-name="Visited_20_Internet_20_Link"><text:span text:style-name="T8">https://slurm.schedmd.com/gres.html</text:span></text:a></text:p>
        </text:list-item>
        <text:list-item>
          <text:p text:style-name="P30"><text:span text:style-name="T1">priority of the job: Priority is the value to estimate how important a job is in the queue. The priority value is calculated in terms of many factors: see the link below to have more detals. </text:span><text:a xlink:type="simple" xlink:href="https://slurm.schedmd.com/priority_multifactor.html#mfjppintro" text:style-name="Internet_20_link" text:visited-style-name="Visited_20_Internet_20_Link">https://slurm.schedmd.com/priority_multifactor.html#mfjppintro</text:a></text:p>
        </text:list-item>
        <text:list-item>
          <text:p text:style-name="P30"><text:span text:style-name="T1">backfill: </text:span><text:span text:style-name="T14">The backfill scheduling plugin is loaded by default. Without backfill scheduling, each partition is scheduled strictly in priority order, which typically results in significantly lower system utilization and responsiveness than otherwise possible. Backfill scheduling will start lower priority jobs if doing so does not delay the expected start time of </text:span><text:span text:style-name="T15">any </text:span><text:span text:style-name="T14">higher priority jobs.</text:span></text:p>
          <text:p text:style-name="P30"><text:a xlink:type="simple" xlink:href="https://slurm.schedmd.com/sched_config.html" text:style-name="Internet_20_link" text:visited-style-name="Visited_20_Internet_20_Link"><text:span text:style-name="T14">https://slurm.schedmd.com/sched_config.html</text:span></text:a></text:p>
        </text:list-item>
        <text:list-item>
          <text:p text:style-name="P40">Logjam: is not a Slurm technical term. We use it to refer to the situation in which some pending jobs prevent the backfilling algorithm from processing a sufficient large number of jobs in queue. This usually happens with jobs which requests are hard to satisfy in the given scheduling situation. You can see the effects of a logjam by looking at the cluster utilization plots.</text:p>
        </text:list-item>
        <text:list-item>
          <text:p text:style-name="P56"><text:span text:style-name="T23">Where is the usage limit for the GPU in terms of account? Are we setting the limit through QOS? Do we use the TRES to track the GPU usage, and use QOS to check whether the group usage reach the limit?</text:span><text:line-break/><text:line-break/><text:span text:style-name="T23">All gpu groups are grouped under a common account called acc_account, which has no limits for the number of cores, memory or run time. The reason being that what matters on the GPU nodes is the number of GPUs that are requested. Since Slurm 18.x does not provide a way to set limits for GPUs as you can do for CPU cores (only from 19.x a new accounting feature is available), we limit the amount of CPU cores and memory a job can request based on the amount of GPUs. For example, since the Pascal nodes have 4 GPUs and 8 CPU cores, users cannot request more than 2 CPU cores per GPU. Same logic is applied for the memory limit. The logic for enforcing the limits is implemented in the Slurm job submit plugin Lua file /etc/slurm/job_submit.lua installed in the controllers.</text:span></text:p>
          <text:p text:style-name="P57">Also the QOS is used to track the limit of GPU usage for the account.</text:p>
        </text:list-item>
      </text:list>
      <text:h text:style-name="P60" text:outline-level="1"/>
      <text:list xml:id="list84916999131601" text:continue-numbering="true" text:style-name="L3">
        <text:list-item>
          <text:h text:style-name="P65" text:outline-level="1">Useful commands in slurm:</text:h>
        </text:list-item>
        <text:list-item>
          <text:p text:style-name="P41">scontrol:</text:p>
        </text:list-item>
        <text:list-item>
          <text:p text:style-name="P34"><text:span text:style-name="T31">sacctmgr: </text:span><text:span text:style-name="T17">is used to manage associations in the database: add or remove clusters, add or remove users, etc. </text:span><text:span text:style-name="T18">Each cluster has one sacctmgr.</text:span></text:p>
          <text:p text:style-name="P34"><text:span text:style-name="T31">sacct: </text:span><text:span text:style-name="T9">is used to generate accounting report for both running and completed jobs.</text:span></text:p>
        </text:list-item>
        <text:list-item>
          <text:p text:style-name="P41">sreport:</text:p>
        </text:list-item>
        <text:list-item>
          <text:p text:style-name="P41">sinfor: <text:span text:style-name="T51">information related to the partition and compute nodes.</text:span></text:p>
        </text:list-item>
        <text:list-item>
          <text:p text:style-name="P41">sinfofeatures:</text:p>
        </text:list-item>
        <text:list-item>
          <text:p text:style-name="P42">sinfoprobs: This command shows the drained compute nodes. </text:p>
        </text:list-item>
      </text:list>
      <text:h text:style-name="P63" text:outline-level="1">Maintenance tools:</text:h>
      <text:list xml:id="list6289292057838811676" text:style-name="L4">
        <text:list-item>
          <text:p text:style-name="P44"><text:span text:style-name="T2">P</text:span>rolog: <text:span text:style-name="T40">prolog is a set of shell script used by the slurm to detect whether the GPFS is responsive on each compute node. If the prolog test is failed then this compute node will be drained(pulling off and not accepting new jobs).</text:span></text:p>
        </text:list-item>
        <text:list-item>
          <text:p text:style-name="P44">keepalive:</text:p>
        </text:list-item>
      </text:list>
      <text:p text:style-name="P2"/>
      <text:p text:style-name="P2"/>
      <text:h text:style-name="P60" text:outline-level="1"/>
      <text:h text:style-name="P63" text:outline-level="1">Slurm trouble shooting:</text:h>
      <text:p text:style-name="Text_20_body"/>
      <text:p text:style-name="P3">In general the slurm has problems with the following reasons:</text:p>
      <text:list xml:id="list8368028835954152101" text:style-name="L5">
        <text:list-item>
          <text:p text:style-name="P45">hardware related:</text:p>
          <text:list>
            <text:list-item>
              <text:p text:style-name="P45">network</text:p>
            </text:list-item>
            <text:list-item>
              <text:p text:style-name="P45">GPFS</text:p>
            </text:list-item>
          </text:list>
        </text:list-item>
        <text:list-item>
          <text:p text:style-name="P45">user’s job (causing RPC problem, logjam etc.);</text:p>
        </text:list-item>
        <text:list-item>
          <text:p text:style-name="P45">configuration problem (usually when we updated to newer version something is not compatible)</text:p>
        </text:list-item>
      </text:list>
      <text:p text:style-name="P3">Here below are the normal trouble shooting for each type of problems:</text:p>
      <text:list xml:id="list7562893745803917722" text:style-name="L6">
        <text:list-item>
          <text:p text:style-name="P47">Logjam:</text:p>
        </text:list-item>
        <text:list-item>
          <text:p text:style-name="P48">Updating the slurm to a new version:</text:p>
          <text:p text:style-name="P48">Dec 19<text:span text:style-name="T46">th</text:span>, 2018. The updating slurm to a new version and slurm channel recorded all of problems we had.</text:p>
        </text:list-item>
        <text:list-item>
          <text:p text:style-name="P46">hardware issue:</text:p>
          <text:list>
            <text:list-item>
              <text:p text:style-name="P49">GPFS related slurm issues:</text:p>
              <text:list>
                <text:list-item>
                  <text:p text:style-name="P49"/>
                </text:list-item>
              </text:list>
            </text:list-item>
          </text:list>
        </text:list-item>
        <text:list-item>
          <text:p text:style-name="P50">configuration error:</text:p>
          <text:list>
            <text:list-item>
              <text:p text:style-name="P50">logrotate error on Oct 8<text:span text:style-name="T46">th</text:span>, 2018</text:p>
            </text:list-item>
          </text:list>
        </text:list-item>
      </text:list>
      <text:p text:style-name="P4"><text:tab/>Today we had the error related to the logrotate. Logrotate is used to restart the daemons so that <text:tab/>new log file can be created. When we updated the slurm to a new version, the logrotate is still <text:tab/>fit for the old version; therefore causing slurm have error. See the slurm channel and search <text:tab/>logrotate on discussion of this day. <text:s text:c="2"/></text:p>
      <text:list xml:id="list84918144171836" text:continue-numbering="true" text:style-name="L6">
        <text:list-item>
          <text:p text:style-name="P43">RPC connection error:</text:p>
          <text:list>
            <text:list-item>
              <text:p text:style-name="P58">slurm global trouble for March 5, 2019</text:p>
            </text:list-item>
          </text:list>
          <text:p text:style-name="P51">Today we had s global slurm trouble. The slurm commands do not response. Like squeue, it gives: slurm_load_jobs error: Socket timed out on send/recv operation</text:p>
          <text:p text:style-name="P51">1) checking the slurm server, can ping; network seems to be good.</text:p>
          <text:p text:style-name="P51">2) checking the slurm daemon, it is dead and does not responds: scontrol ping. This command pings the slurm controller and we found that it does not response.</text:p>
          <text:p text:style-name="P51"><text:soft-page-break/>3) try to restart the slurm service, but does not work - slurm still not responsive.</text:p>
          <text:p text:style-name="P51">4) from the log of the slurm it seems the slurm daemon in the compute node try to kill job, but it can not be killed; also the controller also send siganal to kill these jobs but also failed. So the signal sending process (RPC) is going on and on that makes the trouble.</text:p>
          <text:p text:style-name="P51">This is the reason why it shows a lot of RPC error. This is done by checking /var/log/slurm/slurmd.log in any compute node</text:p>
          <text:p text:style-name="P51">5) begin to kill all of processes with "kill -9" which stops slurm to be responsive. Go in the node, check from `slurmd.log` which processes it is attempting to kill and kill them with `kill -9`</text:p>
          <text:p text:style-name="P51">for additional checking with these abnormal processes, we can use "lsof -p (process ID)" <text:s/>and "strace -p (processID)" to check it.</text:p>
          <text:p text:style-name="P51"/>
        </text:list-item>
        <text:list-item>
          <text:p text:style-name="P52">Other slurm issues:</text:p>
          <text:list>
            <text:list-item>
              <text:p text:style-name="P52">sometimes slurm will get stuck and not refreshed to reflect the current cluster utilization (in this case, many user could hit the the limit of CPU, minutes etc.). In this case we can just restart the <text:span text:style-name="T38">slurm daemons. </text:span><text:s/></text:p>
            </text:list-item>
          </text:list>
        </text:list-item>
      </text:list>
      <text:h text:style-name="P66" text:outline-level="1">Slurm tips:</text:h>
      <text:p text:style-name="P5"/>
      <text:list xml:id="list5443615695682550689" text:style-name="L7">
        <text:list-item>
          <text:p text:style-name="P27">If you want to see the nodes where the prolog is stuck, use the following command</text:p>
          <text:p text:style-name="P53"><text:span text:style-name="T47">squeue -t CG -o '%R' </text:span><text:span text:style-name="T48"><tex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helvetica, sans-serif"/>
    <style:font-face style:name="franklin-gothic-urw" svg:font-family="franklin-gothic-urw, sans-serif"/>
    <style:font-face style:name="inherit" svg:font-family="inheri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1T21:07:43.584827011</meta:creation-date>
    <dc:date>2019-09-12T08:49:16.712108847</dc:date>
    <meta:editing-duration>PT6H24M33S</meta:editing-duration>
    <meta:editing-cycles>12</meta:editing-cycles>
    <meta:generator>LibreOffice/5.1.6.2$Linux_X86_64 LibreOffice_project/10m0$Build-2</meta:generator>
    <meta:document-statistic meta:table-count="0" meta:image-count="0" meta:object-count="0" meta:page-count="10" meta:paragraph-count="114" meta:word-count="2344" meta:character-count="13522" meta:non-whitespace-character-count="11365"/>
  </office:meta>
</office:document-meta>
</file>